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395cm" fo:min-width="0.147cm" fo:padding-top="0.139cm" fo:padding-bottom="0.139cm" fo:padding-left="0.264cm" fo:padding-right="0.264cm" style:writing-mode="lr-tb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387cm" fo:min-width="5.103cm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opacity="100%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="none" draw:fill-color="#000000" loext:fill-use-slide-background="false" draw:opacity="100%" draw:textarea-horizontal-align="justify" draw:textarea-vertical-align="middle" draw:auto-grow-height="false" fo:min-height="0.624cm" fo:min-width="2.142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76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73cm" fo:min-width="2.151cm" style:writing-mode="lr-tb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73cm" fo:min-width="2.153cm" style:writing-mode="lr-tb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49cm" fo:min-width="2.153cm" style:writing-mode="lr-tb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opacity="60%" draw:textarea-horizontal-align="justify" draw:textarea-vertical-align="middle" draw:auto-grow-height="false" fo:min-height="0.729cm" fo:min-width="2.151cm" style:writing-mode="lr-tb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9cm" fo:min-width="2.152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7" style:family="graphic" style:parent-style-name="objectwithoutfill">
      <style:graphic-properties svg:stroke-width="0.028cm" svg:stroke-color="#000000" draw:marker-start="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246cm" fo:min-width="0.147cm" fo:padding-top="0.139cm" fo:padding-bottom="0.139cm" fo:padding-left="0.264cm" fo:padding-right="0.264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93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625cm" fo:min-width="0.381cm" fo:padding-top="0.139cm" fo:padding-bottom="0.139cm" fo:padding-left="0.264cm" fo:padding-right="0.264cm" style:writing-mode="lr-tb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8.387cm" fo:min-width="5.103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none" draw:fill-color="#000000" loext:fill-use-slide-background="false" draw:opacity="100%" draw:textarea-horizontal-align="justify" draw:textarea-vertical-align="middle" draw:auto-grow-height="false" fo:min-height="0.596cm" fo:min-width="2.114cm" fo:padding-top="0.139cm" fo:padding-bottom="0.139cm" fo:padding-left="0.264cm" fo:padding-right="0.264cm" style:writing-mode="lr-tb"/>
      <style:paragraph-properties style:writing-mode="lr-tb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none" draw:fill-color="#000000" loext:fill-use-slide-background="false" draw:opacity="100%" draw:textarea-horizontal-align="justify" draw:textarea-vertical-align="middle" draw:auto-grow-height="false" fo:min-height="0.596cm" fo:min-width="2.166cm" fo:padding-top="0.139cm" fo:padding-bottom="0.139cm" fo:padding-left="0.264cm" fo:padding-right="0.264cm" style:writing-mode="lr-tb"/>
      <style:paragraph-properties style:writing-mode="lr-tb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3.797cm" fo:min-width="2.26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231cm" fo:min-width="0.739cm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5.914cm" fo:min-width="20.646cm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2.897cm" fo:min-width="2.928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008cm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4.909cm" fo:min-width="4.287cm" fo:padding-top="0.139cm" fo:padding-bottom="0.139cm" fo:padding-left="0.264cm" fo:padding-right="0.264cm"/>
    </style:style>
    <style:style style:name="gr3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2.98cm" fo:min-width="3.373cm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fo:min-height="0.6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3.173cm"/>
      <style:paragraph-properties style:writing-mode="lr-tb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3.173cm" fo:min-width="2.772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14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5" style:family="graphic" style:parent-style-name="objectwithoutfill">
      <style:graphic-properties svg:stroke-width="0.028cm" svg:stroke-color="#000000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3.375cm" fo:min-width="10.991cm" fo:padding-top="0.139cm" fo:padding-bottom="0.139cm" fo:padding-left="0.264cm" fo:padding-right="0.264cm"/>
    </style:style>
    <style:style style:name="gr48" style:family="graphic" style:parent-style-name="standard">
      <style:graphic-properties svg:stroke-width="0.028cm" svg:stroke-color="#000000" draw:marker-start-width="0.242cm" draw:marker-end-width="0.242cm" draw:fill="none" draw:fill-color="#000000" loext:fill-use-slide-background="false" draw:opacity="100%" draw:textarea-horizontal-align="justify" draw:textarea-vertical-align="middle" draw:auto-grow-height="false" fo:min-height="0.872cm" fo:min-width="3.142cm" fo:padding-top="0.139cm" fo:padding-bottom="0.139cm" fo:padding-left="0.264cm" fo:padding-right="0.264cm" style:writing-mode="lr-tb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none" draw:fill-color="#000000" loext:fill-use-slide-background="false" draw:opacity="100%" draw:textarea-horizontal-align="justify" draw:textarea-vertical-align="middle" draw:auto-grow-height="false" fo:min-height="0.621cm" fo:min-width="2.166cm" fo:padding-top="0.139cm" fo:padding-bottom="0.139cm" fo:padding-left="0.264cm" fo:padding-right="0.264cm" style:writing-mode="lr-tb"/>
      <style:paragraph-properties style:writing-mode="lr-tb"/>
    </style:style>
    <style:style style:name="gr50" style:family="graphic" style:parent-style-name="objectwithoutfill">
      <style:graphic-properties svg:stroke-width="0.028cm" svg:stroke-color="#000000" draw:marker-start="" draw:marker-start-width="0.242cm" draw:marker-end="Arrowheads_20_2" draw:marker-end-width="0.242cm" draw:fill="none" draw:textarea-vertical-align="middle" fo:padding-top="0.139cm" fo:padding-bottom="0.139cm" fo:padding-left="0.264cm" fo:padding-right="0.264cm"/>
    </style:style>
    <style:style style:name="gr51" style:family="graphic" style:parent-style-name="objectwithoutfill">
      <style:graphic-properties svg:stroke-width="0.028cm" svg:stroke-color="#000000" draw:marker-start-width="0.242cm" draw:marker-end="Arrowheads_20_4" draw:marker-end-width="0.242cm" draw:fill="none" draw:textarea-vertical-align="middle" fo:padding-top="0.139cm" fo:padding-bottom="0.139cm" fo:padding-left="0.264cm" fo:padding-right="0.264cm"/>
    </style:style>
    <style:style style:name="gr52" style:family="graphic" style:parent-style-name="objectwithoutfill">
      <style:graphic-properties svg:stroke-width="0.028cm" svg:stroke-color="#000000" draw:marker-start-width="0.242cm" draw:marker-end="Arrowheads_20_3" draw:marker-end-width="0.242cm" draw:fill="none" draw:textarea-vertical-align="middle" fo:padding-top="0.139cm" fo:padding-bottom="0.139cm" fo:padding-left="0.264cm" fo:padding-right="0.264cm"/>
    </style:style>
    <style:style style:name="gr53" style:family="graphic" style:parent-style-name="objectwithoutfill">
      <style:graphic-properties svg:stroke-color="#000000" draw:marker-start="Arrowheads_20_6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03cm" fo:min-width="0.794cm" fo:padding-top="0.139cm" fo:padding-bottom="0.139cm" fo:padding-left="0.264cm" fo:padding-right="0.264cm" style:writing-mode="lr-tb"/>
      <style:paragraph-properties style:writing-mode="lr-tb"/>
    </style:style>
    <style:style style:name="gr57" style:family="graphic" style:parent-style-name="standard">
      <style:graphic-properties svg:stroke-color="#000000" draw:fill="none" draw:fill-color="#000000" loext:fill-use-slide-background="false" draw:opacity="100%" draw:textarea-horizontal-align="justify" draw:textarea-vertical-align="middle" draw:auto-grow-height="false" fo:min-height="0.624cm" fo:min-width="2.194cm" style:writing-mode="lr-tb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48cm" fo:min-width="0.126cm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843cm" fo:min-width="0.165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3.353cm" fo:min-width="0.166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968cm" fo:min-width="3.575cm" fo:padding-top="0.151cm" fo:padding-bottom="0.151cm" fo:padding-left="0.276cm" fo:padding-right="0.276cm" style:writing-mode="lr-tb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3cm" fo:min-width="3.043cm" fo:padding-top="0.151cm" fo:padding-bottom="0.151cm" fo:padding-left="0.276cm" fo:padding-right="0.276cm" style:writing-mode="lr-tb"/>
      <style:paragraph-properties style:writing-mode="lr-tb"/>
    </style:style>
    <style:style style:name="gr6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531cm" fo:min-width="0.166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4.116cm" fo:min-width="0.166cm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fo:min-height="0.775cm"/>
      <style:paragraph-properties style:writing-mode="lr-tb"/>
    </style:style>
    <style:style style:name="gr68" style:family="graphic" style:parent-style-name="objectwithoutfill">
      <style:graphic-properties draw:stroke="dash" draw:stroke-dash="Double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fo:min-height="1.16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53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16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1.162cm"/>
      <style:paragraph-properties style:writing-mode="lr-tb"/>
    </style:style>
    <style:style style:name="gr73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justify"/>
      <style:text-properties fo:font-size="8pt" style:font-size-asian="8pt" style:font-size-complex="8pt"/>
    </style:style>
    <style:style style:name="P6" style:family="paragraph">
      <loext:graphic-properties draw:fill="none" draw:fill-color="#000000" draw:opacity="100%"/>
      <style:paragraph-properties fo:text-align="justify" style:writing-mode="lr-tb"/>
      <style:text-properties fo:font-size="8pt" style:font-size-asian="8pt" style:font-size-complex="8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fo:font-size="8pt" style:font-size-asian="8pt" style:font-size-complex="8pt"/>
    </style:style>
    <style:style style:name="P9" style:family="paragraph">
      <loext:graphic-properties draw:fill="none"/>
      <style:paragraph-properties fo:text-align="center" style:writing-mode="lr-tb"/>
      <style:text-properties fo:font-size="8.69999980926514pt" style:font-size-asian="9pt" style:font-size-complex="9pt"/>
    </style:style>
    <style:style style:name="P10" style:family="paragraph">
      <style:paragraph-properties fo:text-align="center"/>
      <style:text-properties fo:font-size="8.69999980926514pt" style:font-size-asian="9pt" style:font-size-complex="9pt"/>
    </style:style>
    <style:style style:name="P11" style:family="paragraph">
      <loext:graphic-properties draw:fill="none" draw:opacity="60%"/>
      <style:paragraph-properties fo:text-align="center" style:writing-mode="lr-tb"/>
      <style:text-properties fo:font-size="8.69999980926514pt" style:font-size-asian="9pt" style:font-size-complex="9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paragraph-properties>
        <style:tab-stops>
          <style:tab-stop style:position="1.27cm"/>
        </style:tab-stops>
      </style:paragraph-properties>
    </style:style>
    <style:style style:name="P14" style:family="paragraph">
      <loext:graphic-properties draw:fill="none" draw:fill-color="#ffffff"/>
      <style:paragraph-properties>
        <style:tab-stops>
          <style:tab-stop style:position="1.27cm"/>
        </style:tab-stops>
      </style:paragraph-properties>
      <style:text-properties fo:font-size="7.5pt" style:font-size-asian="7.5pt" style:font-size-complex="7.5pt"/>
    </style:style>
    <style:style style:name="P15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fo:font-size="9pt" style:font-size-asian="9pt" style:font-size-complex="9pt"/>
    </style:style>
    <style:style style:name="P16" style:family="paragraph">
      <loext:graphic-properties draw:fill="none" draw:fill-color="#ffffff"/>
      <style:text-properties fo:font-size="9pt" fo:font-weight="normal" style:font-size-asian="9pt" style:font-weight-asian="normal" style:font-size-complex="9pt" style:font-weight-complex="normal"/>
    </style:style>
    <style:style style:name="P17" style:family="paragraph">
      <style:paragraph-properties fo:text-align="justify"/>
      <style:text-properties fo:font-size="9pt" style:font-size-asian="9pt" style:font-size-complex="9pt"/>
    </style:style>
    <style:style style:name="P18" style:family="paragraph">
      <loext:graphic-properties draw:fill="none" draw:fill-color="#000000" draw:opacity="100%"/>
      <style:paragraph-properties fo:text-align="justify" style:writing-mode="lr-tb"/>
      <style:text-properties fo:font-size="9pt" style:font-size-asian="9pt" style:font-size-complex="9pt"/>
    </style:style>
    <style:style style:name="P19" style:family="paragraph">
      <style:paragraph-properties fo:text-align="justify">
        <style:tab-stops>
          <style:tab-stop style:position="3.016cm"/>
          <style:tab-stop style:position="4.128cm"/>
        </style:tab-stops>
      </style:paragraph-properties>
      <style:text-properties fo:font-size="9pt" style:font-size-asian="9pt" style:font-size-complex="9pt"/>
    </style:style>
    <style:style style:name="P20" style:family="paragraph">
      <loext:graphic-properties draw:fill="none" draw:fill-color="#000000" draw:opacity="100%"/>
      <style:paragraph-properties fo:text-align="justify" style:writing-mode="lr-tb">
        <style:tab-stops>
          <style:tab-stop style:position="3.016cm"/>
          <style:tab-stop style:position="4.128cm"/>
        </style:tab-stops>
      </style:paragraph-properties>
      <style:text-properties fo:font-size="9pt" style:font-size-asian="9pt" style:font-size-complex="9pt"/>
    </style:style>
    <style:style style:name="P21" style:family="paragraph">
      <style:paragraph-properties fo:margin-left="0cm" fo:margin-right="0.157cm" fo:text-indent="0cm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none" draw:fill-color="#ffffff"/>
      <style:paragraph-properties fo:margin-top="0cm" fo:margin-bottom="0cm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loext:opacity="100%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.5pt" style:font-size-asian="7.5pt" style:font-size-complex="7.5pt"/>
    </style:style>
    <style:style style:name="T5" style:family="text">
      <style:text-properties fo:color="#000000" loext:opacity="100%" fo:font-size="9pt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0.953cm" svg:height="0.951cm" svg:x="3.228cm" svg:y="5.08cm">
            <text:p text:style-name="P1">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3.704cm" svg:y1="6.032cm" svg:x2="3.704cm" svg:y2="7.62cm">
            <text:p/>
          </draw:line>
          <draw:line draw:style-name="gr3" draw:text-style-name="P3" draw:layer="layout" svg:x1="3.229cm" svg:y1="6.508cm" svg:x2="4.181cm" svg:y2="6.508cm">
            <text:p/>
          </draw:line>
          <draw:line draw:style-name="gr3" draw:text-style-name="P3" draw:layer="layout" svg:x1="3.705cm" svg:y1="7.62cm" svg:x2="3.228cm" svg:y2="7.938cm">
            <text:p/>
          </draw:line>
          <draw:line draw:style-name="gr3" draw:text-style-name="P3" draw:layer="layout" svg:x1="3.704cm" svg:y1="7.62cm" svg:x2="4.181cm" svg:y2="7.938cm">
            <text:p/>
          </draw:line>
          <draw:custom-shape draw:style-name="gr4" draw:text-style-name="P3" draw:layer="layout" svg:width="5.603cm" svg:height="8.637cm" svg:x="5.989cm" svg:y="2.5cm">
            <text:p/>
            <draw:enhanced-geometry svg:viewBox="0 0 21600 21600" draw:type="rectangle" draw:enhanced-path="M 0 0 L 21600 0 21600 21600 0 21600 0 0 Z N"/>
          </draw:custom-shape>
          <draw:g draw:style-name="gr1">
            <draw:line draw:style-name="gr5" draw:text-style-name="P4" draw:layer="layout" svg:x1="5.989cm" svg:y1="3.214cm" svg:x2="9.725cm" svg:y2="3.214cm">
              <text:p/>
            </draw:line>
            <draw:line draw:style-name="gr5" draw:text-style-name="P4" draw:layer="layout" svg:x1="9.725cm" svg:y1="3.215cm" svg:x2="10.037cm" svg:y2="3.104cm">
              <text:p/>
            </draw:line>
            <draw:line draw:style-name="gr6" draw:text-style-name="P3" draw:layer="layout" svg:x1="10.036cm" svg:y1="3.117cm" svg:x2="10.036cm" svg:y2="2.518cm">
              <text:p/>
            </draw:line>
            <draw:custom-shape draw:style-name="gr7" draw:text-style-name="P6" draw:layer="layout" svg:width="3.736cm" svg:height="1.234cm" svg:x="6.923cm" svg:y="3.734cm">
              <text:p text:style-name="P5"><text:span text:style-name="T1">Login/Manage Customers’ info and Statu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8" draw:layer="layout" svg:width="4.047cm" svg:height="0.926cm" svg:x="5.989cm" svg:y="2.5cm">
              <draw:text-box>
                <text:p text:style-name="P7"><text:span text:style-name="T2">UCD:Gas Odering <text:s/>System</text:span></text:p>
              </draw:text-box>
            </draw:frame>
          </draw:g>
          <draw:custom-shape draw:style-name="gr9" draw:text-style-name="P9" draw:layer="layout" svg:width="3.749cm" svg:height="1.587cm" draw:transform="skewX (-0.0359537825910832) translate (6.879cm 9.2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751cm" svg:height="1.587cm" draw:transform="skewX (-0.0364773813666815) translate (6.88cm 9.2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3.751cm" svg:height="1.269cm" draw:transform="skewX (-0.0457276264022514) translate (6.879cm 5.397cm)">
            <text:p text:style-name="P10"><text:span text:style-name="T3">Review Or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3.751cm" svg:height="1.269cm" draw:transform="skewX (-0.0457276264022514) translate (6.88cm 5.3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3.747cm" svg:height="1.383cm" draw:transform="skewX (-0.0382227106186758) rotate (0.00296705972839036) translate (6.879cm 7.1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3.748cm" svg:height="1.383cm" draw:transform="skewX (-0.039095375244673) rotate (0.00296705972839036) translate (6.88cm 7.1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2" draw:layer="layout" svg:width="2.858cm" svg:height="1.205cm" svg:x="7.355cm" svg:y="7.302cm">
            <draw:text-box>
              <text:p><text:span text:style-name="T1">Manage/Monitor Deliveries and Payment</text:span></text:p>
            </draw:text-box>
          </draw:frame>
          <draw:frame draw:style-name="gr15" draw:text-style-name="P12" draw:layer="layout" svg:width="1.624cm" svg:height="1.523cm" svg:x="7.99cm" svg:y="9.207cm">
            <draw:text-box>
              <text:p><text:span text:style-name="T1">Record</text:span></text:p>
              <text:p><text:span text:style-name="T1"><text:s/></text:span><text:span text:style-name="T1">Orders</text:span></text:p>
              <text:p><text:span text:style-name="T1"><text:s/></text:span><text:span text:style-name="T1">and </text:span></text:p>
              <text:p><text:span text:style-name="T1">Payment</text:span></text:p>
            </draw:text-box>
          </draw:frame>
          <draw:line draw:style-name="gr16" draw:text-style-name="P3" draw:layer="layout" svg:x1="10.53cm" svg:y1="4.127cm" svg:x2="13.891cm" svg:y2="6.72cm">
            <text:p text:style-name="P1"><text:s text:c="24"/></text:p>
          </draw:line>
          <draw:line draw:style-name="gr17" draw:text-style-name="P3" draw:layer="layout" svg:x1="10.637cm" svg:y1="10.117cm" svg:x2="13.908cm" svg:y2="6.71cm">
            <text:p/>
          </draw:line>
          <draw:custom-shape draw:style-name="gr18" draw:text-style-name="P2" draw:layer="layout" svg:width="0.953cm" svg:height="0.74cm" svg:x="13.388cm" svg:y="5.398cm">
            <text:p text:style-name="P1">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3.864cm" svg:y1="6.138cm" svg:x2="13.864cm" svg:y2="7.373cm">
            <text:p/>
          </draw:line>
          <draw:line draw:style-name="gr3" draw:text-style-name="P3" draw:layer="layout" svg:x1="13.389cm" svg:y1="6.509cm" svg:x2="14.341cm" svg:y2="6.509cm">
            <text:p/>
          </draw:line>
          <draw:line draw:style-name="gr3" draw:text-style-name="P3" draw:layer="layout" svg:x1="13.865cm" svg:y1="7.373cm" svg:x2="13.388cm" svg:y2="7.62cm">
            <text:p/>
          </draw:line>
          <draw:line draw:style-name="gr3" draw:text-style-name="P3" draw:layer="layout" svg:x1="13.864cm" svg:y1="7.373cm" svg:x2="14.341cm" svg:y2="7.62cm">
            <text:p/>
          </draw:line>
          <draw:frame draw:style-name="gr19" draw:text-style-name="P12" draw:layer="layout" svg:width="1.905cm" svg:height="0.887cm" svg:x="13.07cm" svg:y="7.685cm">
            <draw:text-box>
              <text:p><text:span text:style-name="T1">Customer</text:span></text:p>
            </draw:text-box>
          </draw:frame>
          <draw:line draw:style-name="gr6" draw:text-style-name="P3" draw:layer="layout" svg:x1="3.704cm" svg:y1="6.985cm" svg:x2="7.038cm" svg:y2="4.127cm">
            <text:p/>
          </draw:line>
          <draw:line draw:style-name="gr6" draw:text-style-name="P3" draw:layer="layout" svg:x1="3.704cm" svg:y1="6.962cm" svg:x2="7.046cm" svg:y2="5.777cm">
            <text:p/>
          </draw:line>
          <draw:line draw:style-name="gr6" draw:text-style-name="P3" draw:layer="layout" svg:x1="3.704cm" svg:y1="6.985cm" svg:x2="7.038cm" svg:y2="7.62cm">
            <text:p/>
          </draw:line>
          <draw:line draw:style-name="gr6" draw:text-style-name="P3" draw:layer="layout" svg:x1="3.685cm" svg:y1="7.006cm" svg:x2="6.928cm" svg:y2="10.111cm">
            <text:p/>
          </draw:line>
          <draw:frame draw:style-name="gr20" draw:text-style-name="P14" draw:layer="layout" svg:width="1.641cm" svg:height="0.843cm" svg:x="3.057cm" svg:y="7.955cm">
            <draw:text-box>
              <text:p text:style-name="P13"><text:span text:style-name="T4">Dealer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21" draw:text-style-name="P2" draw:layer="layout" svg:width="1.285cm" svg:height="1.275cm" svg:x="1.587cm" svg:y="2.858cm">
            <text:p text:style-name="P1">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23cm" svg:y1="4.134cm" svg:x2="2.23cm" svg:y2="6.262cm">
            <text:p/>
          </draw:line>
          <draw:line draw:style-name="gr6" draw:text-style-name="P3" draw:layer="layout" svg:x1="1.588cm" svg:y1="4.772cm" svg:x2="2.873cm" svg:y2="4.772cm">
            <text:p/>
          </draw:line>
          <draw:line draw:style-name="gr6" draw:text-style-name="P3" draw:layer="layout" svg:x1="2.23cm" svg:y1="6.262cm" svg:x2="1.587cm" svg:y2="6.688cm">
            <text:p/>
          </draw:line>
          <draw:line draw:style-name="gr6" draw:text-style-name="P3" draw:layer="layout" svg:x1="2.23cm" svg:y1="6.262cm" svg:x2="2.873cm" svg:y2="6.688cm">
            <text:p/>
          </draw:line>
        </draw:g>
        <draw:custom-shape draw:style-name="gr22" draw:text-style-name="P3" draw:layer="layout" svg:width="5.603cm" svg:height="8.637cm" svg:x="5.308cm" svg:y="1.57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355cm" svg:y1="2.193cm" svg:x2="9.355cm" svg:y2="1.594cm">
          <text:p/>
        </draw:line>
        <draw:frame draw:style-name="gr8" draw:text-style-name="P15" draw:layer="layout" svg:width="4.047cm" svg:height="0.926cm" svg:x="5.308cm" svg:y="1.576cm">
          <draw:text-box>
            <text:p text:style-name="P7"><text:span text:style-name="T5">UCD:ATM System</text:span></text:p>
          </draw:text-box>
        </draw:frame>
        <draw:frame draw:style-name="gr23" draw:text-style-name="P16" draw:layer="layout" svg:width="2.54cm" svg:height="0.952cm" svg:x="1.27cm" svg:y="6.668cm">
          <draw:text-box>
            <text:p><text:span text:style-name="T6">Customer</text:span></text:p>
          </draw:text-box>
        </draw:frame>
        <draw:g draw:style-name="gr1">
          <draw:line draw:style-name="gr5" draw:text-style-name="P4" draw:layer="layout" svg:x1="5.308cm" svg:y1="2.29cm" svg:x2="9.044cm" svg:y2="2.29cm">
            <text:p/>
          </draw:line>
          <draw:line draw:style-name="gr5" draw:text-style-name="P4" draw:layer="layout" svg:x1="9.044cm" svg:y1="2.291cm" svg:x2="9.356cm" svg:y2="2.18cm">
            <text:p/>
          </draw:line>
          <draw:custom-shape draw:style-name="gr24" draw:text-style-name="P18" draw:layer="layout" svg:width="3.736cm" svg:height="1.234cm" svg:x="6.242cm" svg:y="2.81cm">
            <text:p text:style-name="P17"><text:span text:style-name="T3">Withdraw cash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8" draw:layer="layout" svg:width="3.81cm" svg:height="1.234cm" svg:x="6.191cm" svg:y="4.481cm">
            <text:p text:style-name="P17"><text:span text:style-name="T3">Check balan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8" draw:layer="layout" svg:width="3.81cm" svg:height="1.234cm" svg:x="6.191cm" svg:y="6.35cm">
            <text:p text:style-name="P17"><text:span text:style-name="T3">Change P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0" draw:layer="layout" svg:width="3.81cm" svg:height="1.234cm" svg:x="6.191cm" svg:y="8.137cm">
            <text:p text:style-name="P19"><text:span text:style-name="T3">Print statem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26" draw:text-style-name="P3" draw:layer="layout" svg:width="2.788cm" svg:height="4.075cm" svg:x="12.452cm" svg:y="2.275cm">
              <text:p/>
              <draw:enhanced-geometry svg:viewBox="0 0 21600 21600" draw:type="rectangle" draw:enhanced-path="M 0 0 L 21600 0 21600 21600 0 21600 0 0 Z N"/>
            </draw:custom-shape>
            <draw:g draw:style-name="gr1">
              <draw:custom-shape draw:style-name="gr27" draw:text-style-name="P3" draw:layer="layout" svg:width="1.267cm" svg:height="0.509cm" svg:x="12.893cm" svg:y="3.039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3" draw:layer="layout" svg:width="1.267cm" svg:height="0.509cm" svg:x="12.893cm" svg:y="4.313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3" draw:layer="layout" svg:x1="13.528cm" svg:y1="3.033cm" svg:x2="13.526cm" svg:y2="2.775cm">
                <text:p/>
              </draw:line>
              <draw:line draw:style-name="gr6" draw:text-style-name="P3" draw:layer="layout" svg:x1="13.527cm" svg:y1="2.78cm" svg:x2="14.668cm" svg:y2="2.785cm">
                <text:p/>
              </draw:line>
              <draw:line draw:style-name="gr6" draw:text-style-name="P3" draw:layer="layout" svg:x1="14.667cm" svg:y1="2.784cm" svg:x2="14.667cm" svg:y2="5.251cm">
                <text:p/>
              </draw:line>
              <draw:line draw:style-name="gr6" draw:text-style-name="P3" draw:layer="layout" svg:x1="13.526cm" svg:y1="4.822cm" svg:x2="13.526cm" svg:y2="5.258cm">
                <text:p/>
              </draw:line>
              <draw:line draw:style-name="gr6" draw:text-style-name="P3" draw:layer="layout" svg:x1="13.527cm" svg:y1="5.251cm" svg:x2="14.667cm" svg:y2="5.251cm">
                <text:p/>
              </draw:line>
              <draw:line draw:style-name="gr6" draw:text-style-name="P3" draw:layer="layout" svg:x1="13.474cm" svg:y1="3.548cm" svg:x2="13.474cm" svg:y2="4.312cm">
                <text:p/>
              </draw:line>
            </draw:g>
          </draw:g>
          <draw:line draw:style-name="gr6" draw:text-style-name="P3" draw:layer="layout" svg:x1="6.237cm" svg:y1="3.492cm" svg:x2="2.54cm" svg:y2="5.327cm">
            <text:p/>
          </draw:line>
          <draw:line draw:style-name="gr6" draw:text-style-name="P3" draw:layer="layout" svg:x1="2.54cm" svg:y1="5.428cm" svg:x2="6.17cm" svg:y2="5.07cm">
            <text:p/>
          </draw:line>
          <draw:line draw:style-name="gr6" draw:text-style-name="P3" draw:layer="layout" svg:x1="2.54cm" svg:y1="5.497cm" svg:x2="6.35cm" svg:y2="7.229cm">
            <text:p/>
          </draw:line>
          <draw:line draw:style-name="gr6" draw:text-style-name="P3" draw:layer="layout" svg:x1="2.54cm" svg:y1="5.551cm" svg:x2="6.25cm" svg:y2="8.572cm">
            <text:p/>
          </draw:line>
          <draw:line draw:style-name="gr6" draw:text-style-name="P3" draw:layer="layout" svg:x1="9.842cm" svg:y1="3.175cm" svg:x2="12.382cm" svg:y2="4.127cm">
            <text:p/>
          </draw:line>
          <draw:frame draw:style-name="gr28" draw:text-style-name="P22" draw:layer="layout" svg:width="3.175cm" svg:height="0.635cm" svg:x="12.382cm" svg:y="6.35cm">
            <draw:text-box>
              <text:p text:style-name="P21"><text:span text:style-name="T3">ML Model</text:span></text:p>
            </draw:text-box>
          </draw:frame>
        </draw:g>
      </draw:page>
      <draw:page draw:name="page3" draw:style-name="dp1" draw:master-page-name="Default">
        <draw:g draw:style-name="gr1">
          <draw:custom-shape draw:style-name="gr29" draw:text-style-name="P3" draw:layer="layout" svg:width="21.174cm" svg:height="16.192cm" svg:x="2.308cm" svg:y="2.175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7.333cm" svg:height="0.607cm" svg:x="2.497cm" svg:y="2.587cm">
            <draw:text-box>
              <text:p text:style-name="P7"><text:span text:style-name="T5">Domain Model: HomeStay Reservation System </text:span></text:p>
            </draw:text-box>
          </draw:frame>
          <draw:line draw:style-name="gr6" draw:text-style-name="P3" draw:layer="layout" svg:x1="9.174cm" svg:y1="3.448cm" svg:x2="9.517cm" svg:y2="3.097cm">
            <text:p/>
          </draw:line>
          <draw:line draw:style-name="gr6" draw:text-style-name="P3" draw:layer="layout" svg:x1="9.513cm" svg:y1="2.175cm" svg:x2="9.513cm" svg:y2="3.12cm">
            <text:p/>
          </draw:line>
          <draw:custom-shape draw:style-name="gr31" draw:text-style-name="P3" draw:layer="layout" svg:width="3.456cm" svg:height="3.175cm" svg:x="3.52cm" svg:y="5.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3.52cm" svg:y1="6.625cm" svg:x2="6.968cm" svg:y2="6.625cm">
            <text:p/>
          </draw:line>
          <draw:frame draw:style-name="gr32" draw:text-style-name="P23" draw:layer="layout" svg:width="1.663cm" svg:height="1.471cm" svg:x="3.452cm" svg:y="5.872cm">
            <draw:text-box>
              <text:p><text:span text:style-name="T7">Room</text:span></text:p>
            </draw:text-box>
          </draw:frame>
          <draw:frame draw:style-name="gr33" draw:text-style-name="P24" draw:layer="layout" svg:width="2.947cm" svg:height="2.258cm" svg:x="3.448cm" svg:y="6.69cm">
            <draw:text-box>
              <text:p><text:span text:style-name="T7">Number</text:span><text:span text:style-name="T7"><text:line-break/></text:span><text:span text:style-name="T7">type</text:span><text:span text:style-name="T7"><text:line-break/></text:span><text:span text:style-name="T7">status</text:span></text:p>
              <text:p/>
            </draw:text-box>
          </draw:frame>
          <draw:custom-shape draw:style-name="gr34" draw:text-style-name="P3" draw:layer="layout" svg:width="4.815cm" svg:height="5.187cm" svg:x="11.735cm" svg:y="4.7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735cm" svg:y1="5.767cm" svg:x2="16.557cm" svg:y2="5.767cm">
            <text:p/>
          </draw:line>
          <draw:frame draw:style-name="gr35" draw:text-style-name="P23" draw:layer="layout" svg:width="3.086cm" svg:height="2.384cm" svg:x="11.645cm" svg:y="4.791cm">
            <draw:text-box>
              <text:p><text:span text:style-name="T7">Reservation</text:span></text:p>
            </draw:text-box>
          </draw:frame>
          <draw:frame draw:style-name="gr36" draw:text-style-name="P23" draw:layer="layout" svg:width="2.494cm" svg:height="2.411cm" svg:x="11.628cm" svg:y="5.776cm">
            <draw:text-box>
              <text:p><text:span text:style-name="T7">id</text:span><text:span text:style-name="T7"><text:line-break/></text:span><text:span text:style-name="T7">arrival</text:span><text:span text:style-name="T7"><text:line-break/></text:span><text:span text:style-name="T7">departure</text:span><text:span text:style-name="T7"><text:line-break/></text:span><text:span text:style-name="T7">status</text:span></text:p>
              <text:p><text:span text:style-name="T7"/></text:p>
            </draw:text-box>
          </draw:frame>
          <draw:custom-shape draw:style-name="gr37" draw:text-style-name="P3" draw:layer="layout" svg:width="3.901cm" svg:height="3.258cm" svg:x="19.024cm" svg:y="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23" draw:layer="layout" svg:width="2.414cm" svg:height="0.858cm" svg:x="19.082cm" svg:y="4.906cm">
            <draw:text-box>
              <text:p><text:span text:style-name="T7">Guest</text:span></text:p>
            </draw:text-box>
          </draw:frame>
          <draw:line draw:style-name="gr6" draw:text-style-name="P3" draw:layer="layout" svg:x1="19.024cm" svg:y1="5.519cm" svg:x2="22.925cm" svg:y2="5.519cm">
            <text:p/>
          </draw:line>
          <draw:frame draw:style-name="gr39" draw:text-style-name="P26" draw:layer="layout" svg:width="2.416cm" svg:height="3.423cm" svg:x="18.895cm" svg:y="5.544cm">
            <draw:text-box>
              <text:p text:style-name="P25"><text:span text:style-name="T7">Name</text:span><text:span text:style-name="T7"><text:line-break/></text:span><text:span text:style-name="T7">age</text:span><text:span text:style-name="T7"><text:line-break/></text:span><text:span text:style-name="T7">gender nationality</text:span><text:span text:style-name="T7"><text:line-break/></text:span><text:span text:style-name="T7">contact </text:span></text:p>
              <text:p><text:span text:style-name="T7"/></text:p>
            </draw:text-box>
          </draw:frame>
          <draw:custom-shape draw:style-name="gr40" draw:text-style-name="P3" draw:layer="layout" svg:width="3.3cm" svg:height="3.451cm" svg:x="7.25cm" svg:y="11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7.25cm" svg:y1="12.016cm" svg:x2="10.55cm" svg:y2="12.016cm">
            <text:p/>
          </draw:line>
          <draw:frame draw:style-name="gr41" draw:text-style-name="P23" draw:layer="layout" svg:width="2.043cm" svg:height="1.673cm" svg:x="7.299cm" svg:y="11.377cm">
            <draw:text-box>
              <text:p><text:span text:style-name="T7">Payment</text:span></text:p>
            </draw:text-box>
          </draw:frame>
          <draw:frame draw:style-name="gr42" draw:text-style-name="P24" draw:layer="layout" svg:width="2.043cm" svg:height="1.394cm" svg:x="7.164cm" svg:y="12.056cm">
            <draw:text-box>
              <text:p><text:span text:style-name="T7">amount</text:span></text:p>
              <text:p/>
            </draw:text-box>
          </draw:frame>
          <draw:line draw:style-name="gr6" draw:text-style-name="P3" draw:layer="layout" svg:x1="2.31cm" svg:y1="3.445cm" svg:x2="9.195cm" svg:y2="3.445cm">
            <text:p/>
          </draw:line>
          <draw:line draw:style-name="gr6" draw:text-style-name="P3" draw:layer="layout" svg:x1="6.976cm" svg:y1="6.302cm" svg:x2="11.735cm" svg:y2="6.302cm">
            <text:p/>
          </draw:line>
          <draw:line draw:style-name="gr6" draw:text-style-name="P3" draw:layer="layout" svg:x1="18.185cm" svg:y1="5.998cm" svg:x2="18.185cm" svg:y2="4.996cm">
            <text:p/>
          </draw:line>
          <draw:line draw:style-name="gr6" draw:text-style-name="P3" draw:layer="layout" svg:x1="18.191cm" svg:y1="5.015cm" svg:x2="19.02cm" svg:y2="5.015cm">
            <text:p/>
          </draw:line>
          <draw:line draw:style-name="gr6" draw:text-style-name="P3" draw:layer="layout" svg:x1="9.197cm" svg:y1="8.207cm" svg:x2="9.197cm" svg:y2="11.382cm">
            <text:p/>
          </draw:line>
          <draw:line draw:style-name="gr6" draw:text-style-name="P3" draw:layer="layout" svg:x1="9.195cm" svg:y1="8.207cm" svg:x2="11.717cm" svg:y2="8.207cm">
            <text:p/>
          </draw:line>
          <draw:frame draw:style-name="gr43" draw:text-style-name="P23" draw:layer="layout" svg:width="1.905cm" svg:height="0.683cm" svg:x="7.607cm" svg:y="5.667cm">
            <draw:text-box>
              <text:p><text:span text:style-name="T7">reserve</text:span></text:p>
            </draw:text-box>
          </draw:frame>
          <draw:frame draw:style-name="gr44" draw:text-style-name="P23" draw:layer="layout" svg:width="2.105cm" svg:height="0.717cm" svg:x="6.772cm" svg:y="6.22cm">
            <draw:text-box>
              <text:p><text:span text:style-name="T7">1...*</text:span></text:p>
            </draw:text-box>
          </draw:frame>
          <draw:frame draw:style-name="gr43" draw:text-style-name="P23" draw:layer="layout" svg:width="1.905cm" svg:height="0.683cm" svg:x="8.495cm" svg:y="7.572cm">
            <draw:text-box>
              <text:p><text:span text:style-name="T7">Paid_by</text:span></text:p>
            </draw:text-box>
          </draw:frame>
          <draw:frame draw:style-name="gr43" draw:text-style-name="P23" draw:layer="layout" svg:width="0.87cm" svg:height="0.683cm" svg:x="8.625cm" svg:y="10.747cm">
            <draw:text-box>
              <text:p><text:span text:style-name="T7">1</text:span></text:p>
            </draw:text-box>
          </draw:frame>
          <draw:frame draw:style-name="gr43" draw:text-style-name="P23" draw:layer="layout" svg:width="0.635cm" svg:height="0.683cm" svg:x="10.765cm" svg:y="6.22cm">
            <draw:text-box>
              <text:p><text:span text:style-name="T7">1</text:span></text:p>
            </draw:text-box>
          </draw:frame>
          <draw:frame draw:style-name="gr43" draw:text-style-name="P23" draw:layer="layout" svg:width="0.317cm" svg:height="0.683cm" svg:x="11.1cm" svg:y="7.572cm">
            <draw:text-box>
              <text:p><text:span text:style-name="T7">1</text:span></text:p>
            </draw:text-box>
          </draw:frame>
          <draw:frame draw:style-name="gr43" draw:text-style-name="P23" draw:layer="layout" svg:width="1.47cm" svg:height="0.683cm" svg:x="16.415cm" svg:y="5.467cm">
            <draw:text-box>
              <text:p><text:span text:style-name="T7">1...*</text:span></text:p>
            </draw:text-box>
          </draw:frame>
          <draw:frame draw:style-name="gr43" draw:text-style-name="P23" draw:layer="layout" svg:width="1.588cm" svg:height="0.683cm" svg:x="17.132cm" svg:y="4.497cm">
            <draw:text-box>
              <text:p><text:span text:style-name="T7">make</text:span></text:p>
            </draw:text-box>
          </draw:frame>
          <draw:frame draw:style-name="gr43" draw:text-style-name="P23" draw:layer="layout" svg:width="1.587cm" svg:height="0.683cm" svg:x="18.52cm" svg:y="4.445cm">
            <draw:text-box>
              <text:p><text:span text:style-name="T7">1</text:span></text:p>
            </draw:text-box>
          </draw:frame>
          <draw:line draw:style-name="gr45" draw:text-style-name="P3" draw:layer="layout" svg:x1="16.543cm" svg:y1="5.985cm" svg:x2="18.184cm" svg:y2="5.985cm">
            <text:p/>
          </draw:line>
        </draw:g>
      </draw:page>
      <draw:page draw:name="page4" draw:style-name="dp1" draw:master-page-name="Default">
        <draw:g draw:style-name="gr1">
          <draw:g draw:style-name="gr1">
            <draw:custom-shape draw:style-name="gr21" draw:text-style-name="P2" draw:layer="layout" svg:width="1.285cm" svg:height="1.275cm" svg:x="2.74cm" svg:y="7.217cm">
              <text:p text:style-name="P1"><text:s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6" draw:text-style-name="P3" draw:layer="layout" svg:x1="3.383cm" svg:y1="8.493cm" svg:x2="3.383cm" svg:y2="10.621cm">
                <text:p/>
              </draw:line>
              <draw:line draw:style-name="gr6" draw:text-style-name="P3" draw:layer="layout" svg:x1="2.741cm" svg:y1="9.131cm" svg:x2="4.026cm" svg:y2="9.131cm">
                <text:p/>
              </draw:line>
              <draw:line draw:style-name="gr6" draw:text-style-name="P3" draw:layer="layout" svg:x1="3.383cm" svg:y1="10.621cm" svg:x2="2.74cm" svg:y2="11.047cm">
                <text:p/>
              </draw:line>
              <draw:line draw:style-name="gr6" draw:text-style-name="P3" draw:layer="layout" svg:x1="3.383cm" svg:y1="10.621cm" svg:x2="4.026cm" svg:y2="11.047cm">
                <text:p/>
              </draw:line>
            </draw:g>
          </draw:g>
        </draw:g>
        <draw:frame draw:style-name="gr46" draw:text-style-name="P16" draw:layer="layout" svg:width="2.222cm" svg:height="1.27cm" svg:x="2.54cm" svg:y="11.012cm">
          <draw:text-box>
            <text:p><text:span text:style-name="T6">Customer</text:span></text:p>
          </draw:text-box>
        </draw:frame>
        <draw:g draw:style-name="gr1">
          <draw:g draw:style-name="gr1">
            <draw:custom-shape draw:style-name="gr47" draw:text-style-name="P3" draw:layer="layout" svg:width="11.519cm" svg:height="13.653cm" svg:x="5.908cm" svg:y="3.887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5" draw:layer="layout" svg:width="5.487cm" svg:height="1.27cm" svg:x="5.997cm" svg:y="3.887cm">
              <draw:text-box>
                <text:p text:style-name="P7"><text:span text:style-name="T5">UCD:Order Processing System</text:span></text:p>
              </draw:text-box>
            </draw:frame>
            <draw:line draw:style-name="gr6" draw:text-style-name="P3" draw:layer="layout" svg:x1="10.76cm" svg:y1="4.522cm" svg:x2="11.077cm" svg:y2="4.205cm">
              <text:p/>
            </draw:line>
            <draw:line draw:style-name="gr6" draw:text-style-name="P3" draw:layer="layout" svg:x1="11.077cm" svg:y1="3.887cm" svg:x2="11.077cm" svg:y2="4.205cm">
              <text:p/>
            </draw:line>
            <draw:custom-shape draw:style-name="gr25" draw:text-style-name="P20" draw:layer="layout" svg:width="3.81cm" svg:height="1.234cm" svg:x="13.3cm" svg:y="4.205cm">
              <text:p text:style-name="P19"><text:span text:style-name="T3">View Catalog</text:span></text:p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draw:line draw:style-name="gr5" draw:text-style-name="P4" draw:layer="layout" svg:x1="5.897cm" svg:y1="4.522cm" svg:x2="9.633cm" svg:y2="4.522cm">
                <text:p/>
              </draw:line>
              <draw:line draw:style-name="gr5" draw:text-style-name="P4" draw:layer="layout" svg:x1="9.49cm" svg:y1="4.522cm" svg:x2="10.76cm" svg:y2="4.522cm">
                <text:p/>
              </draw:line>
              <draw:custom-shape draw:style-name="gr48" draw:text-style-name="P18" draw:layer="layout" svg:width="5.188cm" svg:height="1.624cm" svg:x="6.842cm" svg:y="5.121cm">
                <text:p text:style-name="P17"><text:span text:style-name="T3">Place Order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9" draw:text-style-name="P18" draw:layer="layout" svg:width="3.81cm" svg:height="1.269cm" svg:x="6.315cm" svg:y="8.967cm">
                <text:p text:style-name="P17"><text:span text:style-name="T3">Provide Dat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8" draw:layer="layout" svg:width="3.81cm" svg:height="1.234cm" svg:x="9.807cm" svg:y="10.591cm">
                <text:p text:style-name="P17"><text:span text:style-name="T3">Make payment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20" draw:layer="layout" svg:width="3.81cm" svg:height="1.234cm" svg:x="7.902cm" svg:y="14.718cm">
                <text:p text:style-name="P19"><text:span text:style-name="T3">Pay By Card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20" draw:layer="layout" svg:width="3.81cm" svg:height="1.234cm" svg:x="12.347cm" svg:y="14.601cm">
                <text:p text:style-name="P19"><text:span text:style-name="T3">Pay By Cash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3" draw:layer="layout" svg:x1="4.075cm" svg:y1="9.52cm" svg:x2="7.15cm" svg:y2="6.345cm">
                <text:p/>
              </draw:line>
              <draw:line draw:style-name="gr50" draw:text-style-name="P3" draw:layer="layout" svg:x1="8.22cm" svg:y1="6.592cm" svg:x2="7.585cm" svg:y2="8.95cm">
                <text:p/>
              </draw:line>
              <draw:line draw:style-name="gr51" draw:text-style-name="P3" draw:layer="layout" svg:x1="9.807cm" svg:y1="6.745cm" svg:x2="11.077cm" svg:y2="10.655cm">
                <text:p/>
              </draw:line>
              <draw:custom-shape draw:style-name="gr25" draw:text-style-name="P20" draw:layer="layout" svg:width="3.81cm" svg:height="1.234cm" svg:x="12.982cm" svg:y="9.085cm">
                <text:p text:style-name="P19"><text:span text:style-name="T3">Select Item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2" draw:text-style-name="P3" draw:layer="layout" svg:x1="11.495cm" svg:y1="6.433cm" svg:x2="14.035cm" svg:y2="9.187cm">
                <text:p/>
              </draw:line>
              <draw:line draw:style-name="gr53" draw:text-style-name="P3" draw:layer="layout" svg:x1="10.76cm" svg:y1="11.725cm" svg:x2="9.59cm" svg:y2="14.682cm">
                <text:p/>
              </draw:line>
              <draw:line draw:style-name="gr53" draw:text-style-name="P3" draw:layer="layout" svg:x1="12.162cm" svg:y1="11.794cm" svg:x2="13.633cm" svg:y2="14.613cm">
                <text:p/>
              </draw:line>
              <draw:frame draw:style-name="gr54" draw:text-style-name="P24" draw:layer="layout" svg:width="2.858cm" svg:height="0.962cm" draw:transform="rotate (0.336324946859307) translate (11.633cm 5.656cm)">
                <draw:text-box>
                  <text:p>--------&gt;</text:p>
                </draw:text-box>
              </draw:frame>
              <draw:frame draw:style-name="gr55" draw:text-style-name="P12" draw:layer="layout" svg:width="4.445cm" svg:height="1.588cm" draw:transform="rotate (0.25865779514556) translate (11.683cm 5.552cm)">
                <draw:text-box>
                  <text:p><text:span text:style-name="T1">&lt;&lt;extends&gt;&gt;</text:span></text:p>
                </draw:text-box>
              </draw:frame>
              <draw:frame draw:style-name="gr55" draw:text-style-name="P12" draw:layer="layout" svg:width="4.445cm" svg:height="1.588cm" draw:transform="rotate (1.24215082864436) translate (6.94cm 8.828cm)">
                <draw:text-box>
                  <text:p><text:span text:style-name="T1">&lt;&lt;include&gt;&gt;</text:span></text:p>
                </draw:text-box>
              </draw:frame>
              <draw:frame draw:style-name="gr55" draw:text-style-name="P12" draw:layer="layout" svg:width="4.445cm" svg:height="1.588cm" draw:transform="rotate (-0.933751149816967) translate (12.699cm 6.583cm)">
                <draw:text-box>
                  <text:p><text:span text:style-name="T1">&lt;&lt;include&gt;&gt;</text:span></text:p>
                </draw:text-box>
              </draw:frame>
              <draw:frame draw:style-name="gr55" draw:text-style-name="P12" draw:layer="layout" svg:width="4.445cm" svg:height="1.588cm" draw:transform="rotate (1.92701802712694) translate (10.171cm 9.703cm)">
                <draw:text-box>
                  <text:p><text:span text:style-name="T1">&lt;&lt;include&gt;&gt;</text:span></text:p>
                </draw:text-box>
              </draw:frame>
            </draw:g>
          </draw:g>
        </draw:g>
      </draw:page>
      <draw:page draw:name="page5" draw:style-name="dp1" draw:master-page-name="Default">
        <draw:g draw:style-name="gr1">
          <draw:custom-shape draw:style-name="gr56" draw:text-style-name="P2" draw:layer="layout" svg:width="1.868cm" svg:height="1.848cm" svg:x="1.889cm" svg:y="1.885cm">
            <text:p text:style-name="P1">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.823cm" svg:y1="3.735cm" svg:x2="2.823cm" svg:y2="6.82cm">
            <text:p/>
          </draw:line>
          <draw:line draw:style-name="gr6" draw:text-style-name="P3" draw:layer="layout" svg:x1="1.89cm" svg:y1="4.66cm" svg:x2="3.758cm" svg:y2="4.66cm">
            <text:p/>
          </draw:line>
          <draw:line draw:style-name="gr6" draw:text-style-name="P3" draw:layer="layout" svg:x1="2.823cm" svg:y1="6.82cm" svg:x2="1.889cm" svg:y2="7.437cm">
            <text:p/>
          </draw:line>
          <draw:line draw:style-name="gr6" draw:text-style-name="P3" draw:layer="layout" svg:x1="2.823cm" svg:y1="6.82cm" svg:x2="3.757cm" svg:y2="7.437cm">
            <text:p/>
          </draw:line>
        </draw:g>
        <draw:custom-shape draw:style-name="gr4" draw:text-style-name="P3" draw:layer="layout" svg:width="5.603cm" svg:height="8.637cm" svg:x="5.308cm" svg:y="1.57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308cm" svg:y1="2.29cm" svg:x2="9.044cm" svg:y2="2.29cm">
          <text:p/>
        </draw:line>
        <draw:line draw:style-name="gr5" draw:text-style-name="P4" draw:layer="layout" svg:x1="9.044cm" svg:y1="2.291cm" svg:x2="9.356cm" svg:y2="2.18cm">
          <text:p/>
        </draw:line>
        <draw:line draw:style-name="gr6" draw:text-style-name="P3" draw:layer="layout" svg:x1="9.355cm" svg:y1="2.193cm" svg:x2="9.355cm" svg:y2="1.594cm">
          <text:p/>
        </draw:line>
        <draw:custom-shape draw:style-name="gr7" draw:text-style-name="P18" draw:layer="layout" svg:width="3.736cm" svg:height="1.234cm" svg:x="6.242cm" svg:y="2.81cm">
          <text:p text:style-name="P17"><text:span text:style-name="T3">Withdraw c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4.047cm" svg:height="0.926cm" svg:x="5.308cm" svg:y="1.576cm">
          <draw:text-box>
            <text:p text:style-name="P7"><text:span text:style-name="T5">UCD:ATM System</text:span></text:p>
          </draw:text-box>
        </draw:frame>
        <draw:custom-shape draw:style-name="gr57" draw:text-style-name="P18" draw:layer="layout" svg:width="3.81cm" svg:height="1.234cm" svg:x="6.191cm" svg:y="4.481cm">
          <text:p text:style-name="P17"><text:span text:style-name="T3">Check bal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8" draw:layer="layout" svg:width="3.81cm" svg:height="1.234cm" svg:x="6.191cm" svg:y="6.35cm">
          <text:p text:style-name="P17"><text:span text:style-name="T3">Change P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0" draw:layer="layout" svg:width="3.81cm" svg:height="1.234cm" svg:x="6.191cm" svg:y="8.137cm">
          <text:p text:style-name="P19"><text:span text:style-name="T3">Print stat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" draw:text-style-name="P2" draw:layer="layout" svg:width="0.953cm" svg:height="0.951cm" svg:x="3.981cm" svg:y="13.692cm">
            <text:p text:style-name="P1">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457cm" svg:y1="14.644cm" svg:x2="4.457cm" svg:y2="16.232cm">
            <text:p/>
          </draw:line>
          <draw:line draw:style-name="gr3" draw:text-style-name="P3" draw:layer="layout" svg:x1="3.982cm" svg:y1="15.12cm" svg:x2="4.934cm" svg:y2="15.12cm">
            <text:p/>
          </draw:line>
          <draw:line draw:style-name="gr3" draw:text-style-name="P3" draw:layer="layout" svg:x1="4.458cm" svg:y1="16.232cm" svg:x2="3.981cm" svg:y2="16.55cm">
            <text:p/>
          </draw:line>
          <draw:line draw:style-name="gr3" draw:text-style-name="P3" draw:layer="layout" svg:x1="4.457cm" svg:y1="16.232cm" svg:x2="4.934cm" svg:y2="16.55cm">
            <text:p/>
          </draw:line>
          <draw:custom-shape draw:style-name="gr4" draw:text-style-name="P3" draw:layer="layout" svg:width="5.603cm" svg:height="8.637cm" svg:x="6.742cm" svg:y="11.112cm">
            <text:p/>
            <draw:enhanced-geometry svg:viewBox="0 0 21600 21600" draw:type="rectangle" draw:enhanced-path="M 0 0 L 21600 0 21600 21600 0 21600 0 0 Z N"/>
          </draw:custom-shape>
          <draw:g draw:style-name="gr1">
            <draw:line draw:style-name="gr5" draw:text-style-name="P4" draw:layer="layout" svg:x1="6.742cm" svg:y1="11.826cm" svg:x2="10.478cm" svg:y2="11.826cm">
              <text:p/>
            </draw:line>
            <draw:line draw:style-name="gr5" draw:text-style-name="P4" draw:layer="layout" svg:x1="10.478cm" svg:y1="11.827cm" svg:x2="10.79cm" svg:y2="11.716cm">
              <text:p/>
            </draw:line>
            <draw:line draw:style-name="gr6" draw:text-style-name="P3" draw:layer="layout" svg:x1="10.789cm" svg:y1="11.729cm" svg:x2="10.789cm" svg:y2="11.13cm">
              <text:p/>
            </draw:line>
            <draw:custom-shape draw:style-name="gr7" draw:text-style-name="P6" draw:layer="layout" svg:width="3.736cm" svg:height="1.234cm" svg:x="7.676cm" svg:y="12.346cm">
              <text:p text:style-name="P5"><text:span text:style-name="T1">Manage Customers’ info and Statu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8" draw:layer="layout" svg:width="4.047cm" svg:height="0.926cm" svg:x="6.742cm" svg:y="11.112cm">
              <draw:text-box>
                <text:p text:style-name="P7"><text:span text:style-name="T2">UCD:Gas Odering <text:s/>System</text:span></text:p>
              </draw:text-box>
            </draw:frame>
          </draw:g>
          <draw:custom-shape draw:style-name="gr9" draw:text-style-name="P9" draw:layer="layout" svg:width="3.749cm" svg:height="1.587cm" draw:transform="skewX (-0.0359537825910832) translate (7.632cm 17.8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751cm" svg:height="1.587cm" draw:transform="skewX (-0.0364773813666815) translate (7.633cm 17.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3.751cm" svg:height="1.269cm" draw:transform="skewX (-0.0457276264022514) translate (7.632cm 14.009cm)">
            <text:p text:style-name="P10"><text:span text:style-name="T3">Review Or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3.751cm" svg:height="1.269cm" draw:transform="skewX (-0.0457276264022514) translate (7.633cm 14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3.747cm" svg:height="1.383cm" draw:transform="skewX (-0.0382227106186758) rotate (0.00296705972839036) translate (7.632cm 15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3.748cm" svg:height="1.383cm" draw:transform="skewX (-0.039095375244673) rotate (0.00296705972839036) translate (7.633cm 15.8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2" draw:layer="layout" svg:width="2.858cm" svg:height="1.205cm" svg:x="8.108cm" svg:y="15.914cm">
            <draw:text-box>
              <text:p><text:span text:style-name="T1">Manage/Monitor Deliveries and Payment</text:span></text:p>
            </draw:text-box>
          </draw:frame>
          <draw:frame draw:style-name="gr15" draw:text-style-name="P12" draw:layer="layout" svg:width="1.624cm" svg:height="1.523cm" svg:x="8.743cm" svg:y="17.819cm">
            <draw:text-box>
              <text:p><text:span text:style-name="T1">Record</text:span></text:p>
              <text:p><text:span text:style-name="T1"><text:s/></text:span><text:span text:style-name="T1">Orders</text:span></text:p>
              <text:p><text:span text:style-name="T1"><text:s/></text:span><text:span text:style-name="T1">and </text:span></text:p>
              <text:p><text:span text:style-name="T1">Payment</text:span></text:p>
            </draw:text-box>
          </draw:frame>
          <draw:line draw:style-name="gr16" draw:text-style-name="P3" draw:layer="layout" svg:x1="11.283cm" svg:y1="12.739cm" svg:x2="14.644cm" svg:y2="15.332cm">
            <text:p text:style-name="P1"><text:s text:c="24"/></text:p>
          </draw:line>
          <draw:line draw:style-name="gr17" draw:text-style-name="P3" draw:layer="layout" svg:x1="11.39cm" svg:y1="18.729cm" svg:x2="14.661cm" svg:y2="15.322cm">
            <text:p/>
          </draw:line>
          <draw:custom-shape draw:style-name="gr18" draw:text-style-name="P2" draw:layer="layout" svg:width="0.953cm" svg:height="0.74cm" svg:x="14.141cm" svg:y="14.01cm">
            <text:p text:style-name="P1"><text:s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4.617cm" svg:y1="14.75cm" svg:x2="14.617cm" svg:y2="15.985cm">
            <text:p/>
          </draw:line>
          <draw:line draw:style-name="gr3" draw:text-style-name="P3" draw:layer="layout" svg:x1="14.142cm" svg:y1="15.121cm" svg:x2="15.094cm" svg:y2="15.121cm">
            <text:p/>
          </draw:line>
          <draw:line draw:style-name="gr3" draw:text-style-name="P3" draw:layer="layout" svg:x1="14.618cm" svg:y1="15.985cm" svg:x2="14.141cm" svg:y2="16.232cm">
            <text:p/>
          </draw:line>
          <draw:line draw:style-name="gr3" draw:text-style-name="P3" draw:layer="layout" svg:x1="14.617cm" svg:y1="15.985cm" svg:x2="15.094cm" svg:y2="16.232cm">
            <text:p/>
          </draw:line>
          <draw:frame draw:style-name="gr19" draw:text-style-name="P12" draw:layer="layout" svg:width="1.905cm" svg:height="0.887cm" svg:x="13.823cm" svg:y="16.297cm">
            <draw:text-box>
              <text:p><text:span text:style-name="T1">Customer</text:span></text:p>
            </draw:text-box>
          </draw:frame>
          <draw:line draw:style-name="gr6" draw:text-style-name="P3" draw:layer="layout" svg:x1="4.457cm" svg:y1="15.597cm" svg:x2="7.791cm" svg:y2="12.739cm">
            <text:p/>
          </draw:line>
          <draw:line draw:style-name="gr6" draw:text-style-name="P3" draw:layer="layout" svg:x1="4.457cm" svg:y1="15.574cm" svg:x2="7.799cm" svg:y2="14.389cm">
            <text:p/>
          </draw:line>
          <draw:line draw:style-name="gr6" draw:text-style-name="P3" draw:layer="layout" svg:x1="4.457cm" svg:y1="15.597cm" svg:x2="7.791cm" svg:y2="16.232cm">
            <text:p/>
          </draw:line>
          <draw:line draw:style-name="gr6" draw:text-style-name="P3" draw:layer="layout" svg:x1="4.438cm" svg:y1="15.618cm" svg:x2="7.681cm" svg:y2="18.723cm">
            <text:p/>
          </draw:line>
          <draw:frame draw:style-name="gr20" draw:text-style-name="P14" draw:layer="layout" svg:width="1.641cm" svg:height="0.843cm" svg:x="3.81cm" svg:y="16.567cm">
            <draw:text-box>
              <text:p text:style-name="P13"><text:span text:style-name="T4">Dealer</text:span></text:p>
            </draw:text-box>
          </draw:frame>
        </draw:g>
        <draw:g draw:style-name="gr1">
          <draw:custom-shape draw:style-name="gr26" draw:text-style-name="P3" draw:layer="layout" svg:width="2.788cm" svg:height="4.075cm" svg:x="12.453cm" svg:y="2.268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27" draw:text-style-name="P3" draw:layer="layout" svg:width="1.267cm" svg:height="0.509cm" svg:x="12.894cm" svg:y="3.03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" draw:layer="layout" svg:width="1.267cm" svg:height="0.509cm" svg:x="12.894cm" svg:y="4.306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3" draw:layer="layout" svg:x1="13.529cm" svg:y1="3.026cm" svg:x2="13.527cm" svg:y2="2.768cm">
              <text:p/>
            </draw:line>
            <draw:line draw:style-name="gr6" draw:text-style-name="P3" draw:layer="layout" svg:x1="13.528cm" svg:y1="2.773cm" svg:x2="14.669cm" svg:y2="2.778cm">
              <text:p/>
            </draw:line>
            <draw:line draw:style-name="gr6" draw:text-style-name="P3" draw:layer="layout" svg:x1="14.668cm" svg:y1="2.777cm" svg:x2="14.668cm" svg:y2="5.244cm">
              <text:p/>
            </draw:line>
            <draw:line draw:style-name="gr6" draw:text-style-name="P3" draw:layer="layout" svg:x1="13.527cm" svg:y1="4.815cm" svg:x2="13.527cm" svg:y2="5.251cm">
              <text:p/>
            </draw:line>
            <draw:line draw:style-name="gr6" draw:text-style-name="P3" draw:layer="layout" svg:x1="13.528cm" svg:y1="5.244cm" svg:x2="14.668cm" svg:y2="5.244cm">
              <text:p/>
            </draw:line>
            <draw:line draw:style-name="gr6" draw:text-style-name="P3" draw:layer="layout" svg:x1="13.475cm" svg:y1="3.541cm" svg:x2="13.475cm" svg:y2="4.305cm">
              <text:p/>
            </draw:line>
          </draw:g>
        </draw:g>
        <draw:frame draw:style-name="gr28" draw:text-style-name="P22" draw:layer="layout" svg:width="3.175cm" svg:height="0.635cm" svg:x="12.383cm" svg:y="6.343cm">
          <draw:text-box>
            <text:p text:style-name="P21"><text:span text:style-name="T3">ML Model</text:span></text:p>
          </draw:text-box>
        </draw:frame>
      </draw:page>
      <draw:page draw:name="page6" draw:style-name="dp1" draw:master-page-name="Default">
        <draw:custom-shape draw:style-name="gr58" draw:text-style-name="P3" draw:layer="layout" svg:width="0.958cm" svg:height="0.636cm" svg:x="4.406cm" svg:y="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3" draw:layer="layout" svg:x1="4.911cm" svg:y1="0.714cm" svg:x2="4.911cm" svg:y2="1.349cm">
          <text:p/>
        </draw:line>
        <draw:line draw:style-name="gr59" draw:text-style-name="P3" draw:layer="layout" svg:x1="4.431cm" svg:y1="0.864cm" svg:x2="5.39cm" svg:y2="0.864cm">
          <text:p/>
        </draw:line>
        <draw:line draw:style-name="gr59" draw:text-style-name="P3" draw:layer="layout" svg:x1="4.911cm" svg:y1="1.34cm" svg:x2="4.672cm" svg:y2="1.657cm">
          <text:p/>
        </draw:line>
        <draw:line draw:style-name="gr59" draw:text-style-name="P3" draw:layer="layout" svg:x1="4.912cm" svg:y1="1.34cm" svg:x2="5.151cm" svg:y2="1.657cm">
          <text:p/>
        </draw:line>
        <draw:custom-shape draw:style-name="gr60" draw:text-style-name="P3" draw:layer="layout" svg:width="0.717cm" svg:height="17.145cm" svg:x="4.673cm" svg:y="3.47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718cm" svg:height="13.655cm" svg:x="9.745cm" svg:y="6.96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4.127cm" svg:height="1.27cm" svg:x="16.524cm" svg:y="0.304cm">
          <text:p text:style-name="P1">Web application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3.595cm" svg:height="1.065cm" svg:x="24.566cm" svg:y="0.386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0.718cm" svg:height="16.833cm" svg:x="18.359cm" svg:y="3.79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0.718cm" svg:height="14.418cm" svg:x="26.447cm" svg:y="6.206cm">
          <text:p/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5.391cm" svg:y1="3.792cm" svg:x2="18.456cm" svg:y2="3.792cm">
          <text:p/>
        </draw:line>
        <draw:frame draw:style-name="gr67" draw:text-style-name="P24" draw:layer="layout" svg:width="3.835cm" svg:height="1.025cm" svg:x="12.544cm" svg:y="2.986cm">
          <draw:text-box>
            <text:p>login()</text:p>
          </draw:text-box>
        </draw:frame>
        <draw:line draw:style-name="gr68" draw:text-style-name="P3" draw:layer="layout" svg:x1="18.297cm" svg:y1="4.865cm" svg:x2="5.391cm" svg:y2="4.865cm">
          <text:p/>
        </draw:line>
        <draw:frame draw:style-name="gr69" draw:text-style-name="P24" draw:layer="layout" svg:width="9.271cm" svg:height="1.414cm" svg:x="10.679cm" svg:y="4.059cm">
          <draw:text-box>
            <text:p>show_admin_dashboard()</text:p>
          </draw:text-box>
        </draw:frame>
        <draw:line draw:style-name="gr66" draw:text-style-name="P3" draw:layer="layout" svg:x1="5.391cm" svg:y1="5.937cm" svg:x2="18.456cm" svg:y2="5.937cm">
          <text:p/>
        </draw:line>
        <draw:frame draw:style-name="gr70" draw:text-style-name="P24" draw:layer="layout" svg:width="7.047cm" svg:height="1.782cm" svg:x="11.444cm" svg:y="5.067cm">
          <draw:text-box>
            <text:p>add_product_detail()</text:p>
          </draw:text-box>
        </draw:frame>
        <draw:line draw:style-name="gr68" draw:text-style-name="P3" draw:layer="layout" svg:x1="19.077cm" svg:y1="6.205cm" svg:x2="26.542cm" svg:y2="6.205cm">
          <text:p/>
        </draw:line>
        <draw:frame draw:style-name="gr71" draw:text-style-name="P24" draw:layer="layout" svg:width="7.786cm" svg:height="1.413cm" svg:x="19.388cm" svg:y="5.133cm">
          <draw:text-box>
            <text:p>store_product_detail()</text:p>
          </draw:text-box>
        </draw:frame>
        <draw:line draw:style-name="gr66" draw:text-style-name="P3" draw:layer="layout" svg:x1="10.368cm" svg:y1="7.547cm" svg:x2="18.456cm" svg:y2="7.547cm">
          <text:p/>
        </draw:line>
        <draw:frame draw:style-name="gr67" draw:text-style-name="P24" draw:layer="layout" svg:width="3.835cm" svg:height="1.025cm" svg:x="13.194cm" svg:y="6.628cm">
          <draw:text-box>
            <text:p>register()</text:p>
          </draw:text-box>
        </draw:frame>
        <draw:line draw:style-name="gr68" draw:text-style-name="P3" draw:layer="layout" svg:x1="18.456cm" svg:y1="8.62cm" svg:x2="10.368cm" svg:y2="8.62cm">
          <text:p/>
        </draw:line>
        <draw:frame draw:style-name="gr72" draw:text-style-name="P27" draw:layer="layout" svg:width="9.954cm" svg:height="1.412cm" svg:x="10.367cm" svg:y="8.012cm">
          <draw:text-box>
            <text:p><text:span text:style-name="T8">show_status(registered,not-registered)</text:span></text:p>
          </draw:text-box>
        </draw:frame>
        <draw:line draw:style-name="gr66" draw:text-style-name="P3" draw:layer="layout" svg:x1="10.368cm" svg:y1="9.961cm" svg:x2="18.456cm" svg:y2="9.961cm">
          <text:p/>
        </draw:line>
        <draw:frame draw:style-name="gr67" draw:text-style-name="P24" draw:layer="layout" svg:width="7.465cm" svg:height="1.025cm" svg:x="11.949cm" svg:y="9.156cm">
          <draw:text-box>
            <text:p>select_product()</text:p>
          </draw:text-box>
        </draw:frame>
        <draw:line draw:style-name="gr68" draw:text-style-name="P3" draw:layer="layout" svg:x1="18.456cm" svg:y1="11.192cm" svg:x2="10.368cm" svg:y2="11.192cm">
          <text:p/>
        </draw:line>
        <draw:frame draw:style-name="gr67" draw:text-style-name="P24" draw:layer="layout" svg:width="7.465cm" svg:height="1.025cm" svg:x="11.612cm" svg:y="10.241cm">
          <draw:text-box>
            <text:p>show_product()</text:p>
          </draw:text-box>
        </draw:frame>
        <draw:line draw:style-name="gr66" draw:text-style-name="P3" draw:layer="layout" svg:x1="10.368cm" svg:y1="12.107cm" svg:x2="18.456cm" svg:y2="12.107cm">
          <text:p/>
        </draw:line>
        <draw:frame draw:style-name="gr67" draw:text-style-name="P24" draw:layer="layout" svg:width="7.465cm" svg:height="1.025cm" svg:x="11.3cm" svg:y="11.303cm">
          <draw:text-box>
            <text:p>place_order()</text:p>
          </draw:text-box>
        </draw:frame>
        <draw:line draw:style-name="gr68" draw:text-style-name="P3" draw:layer="layout" svg:x1="18.43cm" svg:y1="13.322cm" svg:x2="10.342cm" svg:y2="13.322cm">
          <text:p/>
        </draw:line>
        <draw:frame draw:style-name="gr67" draw:text-style-name="P24" draw:layer="layout" svg:width="7.465cm" svg:height="1.025cm" svg:x="11.444cm" svg:y="12.369cm">
          <draw:text-box>
            <text:p>display_order()</text:p>
          </draw:text-box>
        </draw:frame>
        <draw:line draw:style-name="gr66" draw:text-style-name="P3" draw:layer="layout" svg:x1="10.342cm" svg:y1="14.592cm" svg:x2="18.43cm" svg:y2="14.592cm">
          <text:p/>
        </draw:line>
        <draw:frame draw:style-name="gr67" draw:text-style-name="P24" draw:layer="layout" svg:width="7.465cm" svg:height="1.025cm" svg:x="11.281cm" svg:y="13.639cm">
          <draw:text-box>
            <text:p>make_payment()</text:p>
          </draw:text-box>
        </draw:frame>
        <draw:line draw:style-name="gr68" draw:text-style-name="P3" draw:layer="layout" svg:x1="18.43cm" svg:y1="16.179cm" svg:x2="10.342cm" svg:y2="16.179cm">
          <text:p/>
        </draw:line>
        <draw:frame draw:style-name="gr67" draw:text-style-name="P24" draw:layer="layout" svg:width="7.465cm" svg:height="1.025cm" svg:x="11.281cm" svg:y="15.227cm">
          <draw:text-box>
            <text:p>payment_status()</text:p>
          </draw:text-box>
        </draw:frame>
        <draw:line draw:style-name="gr68" draw:text-style-name="P3" draw:layer="layout" svg:x1="19.064cm" svg:y1="15.227cm" svg:x2="26.366cm" svg:y2="15.227cm">
          <text:p/>
        </draw:line>
        <draw:frame draw:style-name="gr67" draw:text-style-name="P24" draw:layer="layout" svg:width="7.465cm" svg:height="1.025cm" svg:x="19.219cm" svg:y="14.274cm">
          <draw:text-box>
            <text:p>store_payment_record()</text:p>
          </draw:text-box>
        </draw:frame>
        <draw:line draw:style-name="gr68" draw:text-style-name="P3" draw:layer="layout" svg:x1="18.43cm" svg:y1="17.767cm" svg:x2="10.342cm" svg:y2="17.767cm">
          <text:p/>
        </draw:line>
        <draw:frame draw:style-name="gr41" draw:text-style-name="P24" draw:layer="layout" svg:width="8.255cm" svg:height="1.673cm" svg:x="10.491cm" svg:y="16.742cm">
          <draw:text-box>
            <text:p>display_delivery_status()</text:p>
          </draw:text-box>
        </draw:frame>
        <draw:line draw:style-name="gr68" draw:text-style-name="P3" draw:layer="layout" svg:x1="26.366cm" svg:y1="20.307cm" svg:x2="5.411cm" svg:y2="20.307cm">
          <text:p/>
        </draw:line>
        <draw:frame draw:style-name="gr41" draw:text-style-name="P24" draw:layer="layout" svg:width="8.255cm" svg:height="1.673cm" svg:x="10.809cm" svg:y="19.314cm">
          <draw:text-box>
            <text:p>Control_user_info()</text:p>
          </draw:text-box>
        </draw:frame>
        <draw:custom-shape draw:style-name="gr58" draw:text-style-name="P3" draw:layer="layout" svg:width="0.958cm" svg:height="0.636cm" svg:x="9.39cm" svg:y="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3" draw:layer="layout" svg:x1="9.895cm" svg:y1="0.731cm" svg:x2="9.895cm" svg:y2="1.366cm">
          <text:p/>
        </draw:line>
        <draw:line draw:style-name="gr59" draw:text-style-name="P3" draw:layer="layout" svg:x1="9.415cm" svg:y1="0.881cm" svg:x2="10.374cm" svg:y2="0.881cm">
          <text:p/>
        </draw:line>
        <draw:line draw:style-name="gr59" draw:text-style-name="P3" draw:layer="layout" svg:x1="9.895cm" svg:y1="1.357cm" svg:x2="9.656cm" svg:y2="1.674cm">
          <text:p/>
        </draw:line>
        <draw:line draw:style-name="gr59" draw:text-style-name="P3" draw:layer="layout" svg:x1="9.896cm" svg:y1="1.357cm" svg:x2="10.135cm" svg:y2="1.674cm">
          <text:p/>
        </draw:line>
        <draw:frame draw:style-name="gr54" draw:text-style-name="P24" draw:layer="layout" svg:width="3.175cm" svg:height="0.962cm" svg:x="3.824cm" svg:y="1.565cm">
          <draw:text-box>
            <text:p>Dealer</text:p>
          </draw:text-box>
        </draw:frame>
        <draw:frame draw:style-name="gr41" draw:text-style-name="P24" draw:layer="layout" svg:width="3.493cm" svg:height="1.673cm" svg:x="8.586cm" svg:y="1.574cm">
          <draw:text-box>
            <text:p>Customer</text:p>
          </draw:text-box>
        </draw:frame>
        <draw:line draw:style-name="gr73" draw:text-style-name="P3" draw:layer="layout" svg:x1="4.976cm" svg:y1="2.209cm" svg:x2="4.976cm" svg:y2="3.479cm">
          <text:p/>
        </draw:line>
        <draw:line draw:style-name="gr73" draw:text-style-name="P3" draw:layer="layout" svg:x1="10.074cm" svg:y1="2.209cm" svg:x2="10.074cm" svg:y2="6.972cm">
          <text:p/>
        </draw:line>
        <draw:line draw:style-name="gr73" draw:text-style-name="P3" draw:layer="layout" svg:x1="18.746cm" svg:y1="1.574cm" svg:x2="18.746cm" svg:y2="3.797cm">
          <text:p/>
        </draw:line>
        <draw:line draw:style-name="gr73" draw:text-style-name="P3" draw:layer="layout" svg:x1="26.766cm" svg:y1="1.574cm" svg:x2="26.766cm" svg:y2="6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3" draw:display-name="Arrowheads 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4" draw:display-name="Arrowheads 4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Arrowheads_20_6" draw:display-name="Arrowheads 6" svg:viewBox="0 0 3000 3000" svg:d="M1500 0l1500 3000h-3000zM1500 447l-1176 2353h235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7T13:09:20.325000000</meta:creation-date>
    <meta:generator>LibreOffice/7.5.3.2$Windows_X86_64 LibreOffice_project/9f56dff12ba03b9acd7730a5a481eea045e468f3</meta:generator>
    <dc:date>2023-07-20T18:36:35.646000000</dc:date>
    <meta:editing-duration>PT11H15M41S</meta:editing-duration>
    <meta:editing-cycles>15</meta:editing-cycles>
    <meta:document-statistic meta:object-count="254"/>
  </office:meta>
</office:document-meta>
</file>